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officeooo:rsid="00063b6d" officeooo:paragraph-rsid="00063b6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ourier New" fo:font-size="12pt" fo:font-weight="bold" officeooo:rsid="00063b6d" officeooo:paragraph-rsid="00063b6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urier New" fo:font-size="12pt" fo:font-weight="normal" officeooo:rsid="00063b6d" officeooo:paragraph-rsid="00063b6d" style:font-size-asian="12pt" style:font-weight-asian="normal" style:font-size-complex="12pt" style:font-weight-complex="normal"/>
    </style:style>
    <style:style style:name="T1" style:family="text">
      <style:text-properties officeooo:rsid="00063b6d"/>
    </style:style>
    <style:style style:name="T2" style:family="text">
      <style:text-properties fo:color="#d4d4d4" loext:opacity="100%" style:font-name="Consolas" fo:font-size="10.5pt" fo:font-style="normal" fo:font-weight="normal" style:font-size-asian="10.5pt" style:font-style-asian="normal" style:font-weight-asian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9811571569_46"/>A4.11- Prácticas HQL<text:tab/><text:tab/><text:tab/><text:tab/><text:tab/><text:tab/><text:tab/><text:tab/><text:tab/><text:span text:style-name="T1">17/02/2025</text:span></text:h>
      <text:p text:style-name="P2">Rubén Agra Casal</text:p>
      <text:p text:style-name="P2"/>
      <text:p text:style-name="P2">// 1.1 Todos los empleados</text:p>
      <text:p text:style-name="P3"><text:span text:style-name="T3">String hql = "FROM Empleado";</text:span></text:p>
      <text:p text:style-name="P4">List&lt;Empleado&gt; empleados = em.createQuery(hql, Empleado.class).getResultList();</text:p>
      <text:p text:style-name="P4">System.out.println("----------- Lista de empleados -----------");</text:p>
      <text:p text:style-name="P4">empleados.forEach(System.out::println);</text:p>
      <text:p text:style-name="P2"/>
      <text:p text:style-name="P2"/>
      <text:p text:style-name="P2">// 1.2 Todos los departamentos</text:p>
      <text:p text:style-name="P4">hql = "FROM Departamento";</text:p>
      <text:p text:style-name="P4">List&lt;Departamento&gt; departamentos = em.createQuery(hql, Departamento.class).getResultList();</text:p>
      <text:p text:style-name="P4">System.out.println("----------- Lista de departamentos -----------");</text:p>
      <text:p text:style-name="P4">departamentos.forEach(System.out::println);</text:p>
      <text:p text:style-name="P2"/>
      <text:p text:style-name="P2">// 2.1 Nombres de sedes</text:p>
      <text:p text:style-name="P4">hql = "SELECT s.nombre FROM Sede s";</text:p>
      <text:p text:style-name="P4">List&lt;String&gt; nombresSedes = em.createQuery(hql, String.class).getResultList();</text:p>
      <text:p text:style-name="P4">System.out.println("----------- Nombres de sedes -----------");</text:p>
      <text:p text:style-name="P4">nombresSedes.forEach(System.out::println);</text:p>
      <text:p text:style-name="P4"/>
      <text:p text:style-name="P2">// 2.2 Nombres de empleados</text:p>
      <text:p text:style-name="P4">hql = "SELECT e.nombre FROM Empleado e";</text:p>
      <text:p text:style-name="P4">List&lt;String&gt; nombresEmpleados = em.createQuery(hql, String.class).getResultList();</text:p>
      <text:p text:style-name="P4">System.out.println("----------- Nombres de empleados -----------");</text:p>
      <text:p text:style-name="P4">nombresEmpleados.forEach(System.out::println);</text:p>
      <text:p text:style-name="P2"/>
      <text:p text:style-name="P2">// 2.3 Nombres de proyectos</text:p>
      <text:p text:style-name="P4"><text:s/>hql = "Select p.nombre FROM Proyecto p";</text:p>
      <text:p text:style-name="P4">List&lt;String&gt; nombresProyectos = em.createQuery(hql, String.class).getResultList(); System.out.println("----------- Nombres de proyectos -----------");</text:p>
      <text:p text:style-name="P4">nombresProyectos.forEach(System.out::println);</text:p>
      <text:p text:style-name="P2"/>
      <text:p text:style-name="P2">// 3.1 Empleados where dni</text:p>
      <text:p text:style-name="P4">hql = "FROM Empleado e WHERE e.dni = :dni";</text:p>
      <text:p text:style-name="P4">List&lt;Empleado&gt; empleadosConDNI = em.createQuery(hql, Empleado.class).setParameter("dni", "12345678A").getResultList();</text:p>
      <text:p text:style-name="P4">System.out.println("----------- Nombres de Empleados WHERE DNI -----------");</text:p>
      <text:p text:style-name="P4">empleadosConDNI.forEach(System.out::println);</text:p>
      <text:p text:style-name="P4"/>
      <text:p text:style-name="P4"/>
      <text:p text:style-name="P4"/>
      <text:p text:style-name="P4"/>
      <text:p text:style-name="P2"><text:soft-page-break/>// 3.2 Proyectos where fecha inicio</text:p>
      <text:p text:style-name="P4"><text:s/>hql = "FROM Proyecto p WHERE p.fInicio &gt; :fInicio";</text:p>
      <text:p text:style-name="P4">Date fInicio = format.parse("2024-01-01");</text:p>
      <text:p text:style-name="P4">List&lt;Proyecto&gt; proyectosFechaInicio = em.createQuery(hql, Proyecto.class).setParameter("fInicio", fInicio).getResultList();</text:p>
      <text:p text:style-name="P4">System.out.println("----------- Nombres de Empleados WHERE Fecha inicio -----------");</text:p>
      <text:p text:style-name="P4">proyectosFechaInicio.forEach(System.out::println);</text:p>
      <text:p text:style-name="P2"/>
      <text:p text:style-name="P2">// 3.3 Proyectos where fecha fin</text:p>
      <text:p text:style-name="P4">hql = "FROM Proyecto p WHERE p.fFin &lt; :fFin";</text:p>
      <text:p text:style-name="P4">Date fFin = format.parse("2025-01-01");</text:p>
      <text:p text:style-name="P4">List&lt;Proyecto&gt; proyectosFechaFin = em.createQuery(hql, Proyecto.class).setParameter("fFin", fFin).getResultList();</text:p>
      <text:p text:style-name="P4">System.out.println("----------- Nombres de Empleados WHERE Fecha fin -----------");</text:p>
      <text:p text:style-name="P4">proyectosFechaFin.forEach(System.out::println);</text:p>
      <text:p text:style-name="P2"/>
      <text:p text:style-name="P2">// 4.1 Alias para Sede</text:p>
      <text:p text:style-name="P4">hql = "FROM Sede s";</text:p>
      <text:p text:style-name="P4">List&lt;Sede&gt; sedes = em.createQuery(hql, Sede.class).getResultList();</text:p>
      <text:p text:style-name="P4">System.out.println("----------- Nombres de Sedes -----------");</text:p>
      <text:p text:style-name="P4">sedes.forEach(System.out::println);</text:p>
      <text:p text:style-name="P2"/>
      <text:p text:style-name="P2">// 4.2 Alias para departamentos</text:p>
      <text:p text:style-name="P4">hql = "FROM Departamento d";</text:p>
      <text:p text:style-name="P4">List&lt;Departamento&gt; departamentosList = em.createQuery(hql, Departamento.class).getResultList();</text:p>
      <text:p text:style-name="P4">System.out.println("----------- Nombres de Departamentos -----------");</text:p>
      <text:p text:style-name="P4">departamentosList.forEach(System.out::println);</text:p>
      <text:p text:style-name="P2"/>
      <text:p text:style-name="P2">// 5.1 Ordenar sedes por nombre</text:p>
      <text:p text:style-name="P4">hql ="FROM Sede s ORDER BY s.nombre";</text:p>
      <text:p text:style-name="P4">List&lt;Sede&gt; sedesNombre = em.createQuery(hql, Sede.class).getResultList();</text:p>
      <text:p text:style-name="P4">System.out.println("----------- Sedes ordenados por nombre <text:s/>-----------");</text:p>
      <text:p text:style-name="P4">sedesNombre.forEach(System.out::println);</text:p>
      <text:p text:style-name="P2"/>
      <text:p text:style-name="P2">// 5.2 Ordenar departamentos por sede</text:p>
      <text:p text:style-name="P4">hql = "FROM Departamento d ORDER BY d.sede";</text:p>
      <text:p text:style-name="P4">List&lt;Departamento&gt; departamentosSede = em.createQuery(hql, Departamento.class).getResultList();</text:p>
      <text:p text:style-name="P4">System.out.println("----------- Departamentos ordenados por Sedes -----------");</text:p>
      <text:p text:style-name="P4">departamentosSede.forEach(System.out::println);</text:p>
      <text:p text:style-name="P2"/>
      <text:p text:style-name="P2">// 5.3 Ordenar empleados por categoría</text:p>
      <text:p text:style-name="P4">hql = "FROM DatosProfEmpleado d ORDER BY d.categoria";</text:p>
      <text:p text:style-name="P4">List&lt;DatosProfEmpleado&gt; datosProfEmpleadoCategoria = em.createQuery(hql, DatosProfEmpleado.class).getResultList();</text:p>
      <text:p text:style-name="P4"><text:soft-page-break/>System.out.println("----------- Empleados por categoría -----------");</text:p>
      <text:p text:style-name="P4">datosProfEmpleadoCategoria.forEach(System.out::println);</text:p>
      <text:p text:style-name="P2"/>
      <text:p text:style-name="P2">// 5.4 Ordenar Proyectos por fecha de Inicio</text:p>
      <text:p text:style-name="P4">hql = "FROM Proyecto p ORDER BY p.fInicio";</text:p>
      <text:p text:style-name="P4">List&lt;Proyecto&gt; proyectosfInicio = em.createQuery(hql, Proyecto.class).getResultList();</text:p>
      <text:p text:style-name="P4">System.out.println("----------- Proyectos ordenados por fecha de inicio -----------");</text:p>
      <text:p text:style-name="P4">proyectosfInicio.forEach(System.out::println);</text:p>
      <text:p text:style-name="P2"/>
      <text:p text:style-name="P2">// 5.5 Ordenar Proyectos por fecha de Inicio</text:p>
      <text:p text:style-name="P4">hql = "FROM Proyecto p ORDER BY p.fFin";</text:p>
      <text:p text:style-name="P4">List&lt;Proyecto&gt; proyectosfFin = em.createQuery(hql, Proyecto.class).getResultList();</text:p>
      <text:p text:style-name="P4">System.out.println("----------- Proyectos ordenados por fecha de fin -----------");</text:p>
      <text:p text:style-name="P4">proyectosfFin.forEach(System.out::println);</text:p>
      <text:p text:style-name="P2"/>
      <text:p text:style-name="P2"><text:s text:c="12"/>// ------------------------------ BLOQUE II ------------------------------------</text:p>
      <text:p text:style-name="P2"/>
      <text:p text:style-name="P2">// 6.1 Listar empleados que empieza por M</text:p>
      <text:p text:style-name="P4">hql = "FROM Empleado e WHERE e.nombre LIKE :nombre";</text:p>
      <text:p text:style-name="P4">List&lt;Empleado&gt; empleadosNombre = em.createQuery(hql, Empleado.class).setParameter("nombre", "M%").getResultList();</text:p>
      <text:p text:style-name="P4">System.out.println("----------- Empleados que empiecen por M -----------");</text:p>
      <text:p text:style-name="P4">empleadosNombre.forEach(System.out::println);</text:p>
      <text:p text:style-name="P2"/>
      <text:p text:style-name="P2"/>
      <text:p text:style-name="P2">// 6.2 Listar proyectos que empiecen por A</text:p>
      <text:p text:style-name="P4">hql = "FROM Proyecto p WHERE p.nombre LIKE :nombre";</text:p>
      <text:p text:style-name="P4">List&lt;Proyecto&gt; proyectosNombre = em.createQuery(hql, Proyecto.class).setParameter("nombre", "A%").getResultList();</text:p>
      <text:p text:style-name="P4">System.out.println("----------- Proyectos que empiecen por A -----------");</text:p>
      <text:p text:style-name="P4">proyectosNombre.forEach(System.out::println);</text:p>
      <text:p text:style-name="P2"/>
      <text:p text:style-name="P2">// 7.1 Contar número total de empleados</text:p>
      <text:p text:style-name="P4"><text:s text:c="2"/>hql = "SELECT COUNT(e) FROM Empleado e";</text:p>
      <text:p text:style-name="P4">Long empleadoCount = em.createQuery(hql, Long.class).getSingleResult();</text:p>
      <text:p text:style-name="P4">System.out.println("----------- Total de empleados: " + empleadoCount + " -----------");</text:p>
      <text:p text:style-name="P2"/>
      <text:p text:style-name="P2">// 7.2 Contar número total de proyectos</text:p>
      <text:p text:style-name="P4">hql = "SELECT COUNT(p) FROM Proyecto p";</text:p>
      <text:p text:style-name="P4">Long proyectoCount = em.createQuery(hql, Long.class).getSingleResult();</text:p>
      <text:p text:style-name="P4">System.out.println("----------- Total de proyectos: " + proyectoCount + " -----------");</text:p>
      <text:p text:style-name="P2"/>
      <text:p text:style-name="P2"><text:soft-page-break/>// 7.3 Contar número total de sedes</text:p>
      <text:p text:style-name="P4">hql = "SELECT COUNT(s) FROM Sede s";</text:p>
      <text:p text:style-name="P4">Long sedeCount = em.createQuery(hql, Long.class).getSingleResult();</text:p>
      <text:p text:style-name="P4">System.out.println("----------- Total de sedes: " + sedeCount + " -----------");</text:p>
      <text:p text:style-name="P2"/>
      <text:p text:style-name="P2">// 8.1 Número total de empleados en un departamento</text:p>
      <text:p text:style-name="P4">hql = "SELECT COUNT(e) FROM Empleado e WHERE e.departamento.nombre = :nombreDepto GROUP BY e.departamento.nombre";</text:p>
      <text:p text:style-name="P4"><text:s text:c="13"/>Long empleadoDepartamentoCount = em.createQuery(hql, Long.class).setParameter("nombreDepto", "Ventas").getSingleResult();</text:p>
      <text:p text:style-name="P4"><text:s text:c="12"/>System.out.println("----------- Total de empleados en departamento (Ventas): " + empleadoDepartamentoCount + " -----------");</text:p>
      <text:p text:style-name="P2"/>
      <text:p text:style-name="P2">// 8.2 Numero total de proyectos en una sede</text:p>
      <text:p text:style-name="P4">hql = "SELECT COUNT(ps) FROM ProyectoSede ps WHERE ps.sede.nombre = :nombreSede GROUP BY ps.sede.nombre";</text:p>
      <text:p text:style-name="P4">Long proyectoSedeCount = em.createQuery(hql, Long.class).setParameter("nombreSede", "Sucursal Norte").getSingleResult();</text:p>
      <text:p text:style-name="P4">System.out.println("----------- Total de proyectos en sede (Sucursal Norte): " + proyectoSedeCount + " -----------");</text:p>
      <text:p text:style-name="P2"/>
      <text:p text:style-name="P2">// 8.3 Número total de departamentos en una sede</text:p>
      <text:p text:style-name="P4">hql = "SELECT COUNT(d) FROM Departamento d WHERE d.sede.nombre = :nombreSede GROUP BY d.sede.nombre";</text:p>
      <text:p text:style-name="P4">Long departamentoSedeCount = em.createQuery(hql, Long.class).setParameter("nombreSede", "Sede principal").getSingleResult();</text:p>
      <text:p text:style-name="P4">System.out.println("----------- Total de departamentos en sede (Sede principal): " + departamentoSedeCount + " -----------");</text:p>
      <text:p text:style-name="P2"/>
      <text:p text:style-name="P2">// 9.1 Departamentos con más de x número de empleados</text:p>
      <text:p text:style-name="P4">hql = "SELECT e.departamento.nombre FROM Empleado e GROUP BY e.departamento.nombre HAVING COUNT(e) &gt; :numEmpleados";</text:p>
      <text:p text:style-name="P4">List&lt;String&gt; departamentoMasEmpleados = em.createQuery(hql, String.class).setParameter("numEmpleados", 2).getResultList();</text:p>
      <text:p text:style-name="P4">System.out.println("----------- Departamentos con más de 2 empleados -----------");</text:p>
      <text:p text:style-name="P4">departamentoMasEmpleados.forEach(System.out::println);</text:p>
      <text:p text:style-name="P2"/>
      <text:p text:style-name="P2">// 9.2 Proyectos con menos de x sedes</text:p>
      <text:p text:style-name="P4">hql = "SELECT ps.proyecto.nombre FROM ProyectoSede ps GROUP BY ps.proyecto.nombre HAVING COUNT(ps) &lt; :numSedes";</text:p>
      <text:p text:style-name="P4">List&lt;String&gt; proyectosMenosSedes = em.createQuery(hql, String.class).setParameter("numSedes", 2).getResultList();</text:p>
      <text:p text:style-name="P4"><text:s/>System.out.println("----------- Proyectos con menos de 2 sedes -----------");</text:p>
      <text:p text:style-name="P4">proyectosMenosSedes.forEach(System.out::println);</text:p>
      <text:p text:style-name="P4"/>
      <text:p text:style-name="P2"><text:soft-page-break/>// 9.3 Departamentos con un número de x sedes</text:p>
      <text:p text:style-name="P4">hql = "SELECT d.sede.nombre FROM Departamento d GROUP BY d.sede.id HAVING COUNT(d.id) = :numDepartamentos";</text:p>
      <text:p text:style-name="P4">List&lt;String&gt; departamentoIgualSedes = em.createQuery(hql, String.class).setParameter("numDepartamentos", 2).getResultList();</text:p>
      <text:p text:style-name="P4">System.out.println("----------- Sedes con 2 departamentos -----------");</text:p>
      <text:p text:style-name="P4">departamentoIgualSedes.forEach(System.out::println);</text:p>
      <text:p text:style-name="P2"/>
      <text:p text:style-name="P2">// 10.1 Fecha de inicio y fecha de fin de los proyectos</text:p>
      <text:p text:style-name="P4">hql = "SELECT p.id, p.fInicio, p.fFin FROM Proyecto p";</text:p>
      <text:p text:style-name="P4">List&lt;Object[]&gt; proyectosFechas = em.createQuery(hql, Object[].class).getResultList();</text:p>
      <text:p text:style-name="P4"/>
      <text:p text:style-name="P4">System.out.println("----------- Fechas de inicio y de fin de los proyectos -----------");</text:p>
      <text:p text:style-name="P4">for (Object[] row : proyectosFechas) {</text:p>
      <text:p text:style-name="P4"><text:s/><text:tab/>int id = (int) row[0];</text:p>
      <text:p text:style-name="P4"><text:s/><text:tab/>Date fechaInicio = (Date) row[1];</text:p>
      <text:p text:style-name="P4"><text:tab/>Date fechaFin = (Date) row[2];</text:p>
      <text:p text:style-name="P4"><text:tab/>System.out.println("Id: " + id + " | Fecha Inicio: " + <text:tab/>fechaInicio + " | Fecha Fin: " + <text:tab/>fechaFin);</text:p>
      <text:p text:style-name="P4"><text:s text:c="12"/>}</text:p>
      <text:p text:style-name="P2"/>
      <text:p text:style-name="P2">// 10.2 DNI y nombre de empleado</text:p>
      <text:p text:style-name="P4">hql = "SELECT e.dni, e.nombre FROM Empleado e";</text:p>
      <text:p text:style-name="P4">List&lt;Object[]&gt; empleadosNombres = em.createQuery(hql, Object[].class).getResultList();</text:p>
      <text:p text:style-name="P4"/>
      <text:p text:style-name="P4">System.out.println("----------- DNIs y Nombres de los empleados -----------");</text:p>
      <text:p text:style-name="P4">for (Object[] row : empleadosNombres) {</text:p>
      <text:p text:style-name="P4"><text:s text:c="16"/>String dni = (String) row[0];</text:p>
      <text:p text:style-name="P4"><text:s text:c="16"/>String nombre = (String) row[1];</text:p>
      <text:p text:style-name="P4"><text:s text:c="16"/>System.out.println("DNI: " + dni + " | Nombre: " + nombre);</text:p>
      <text:p text:style-name="P4"><text:s text:c="12"/>}</text:p>
      <text:p text:style-name="P2"/>
      <text:p text:style-name="P2">// 10.3 Categoría y sueldos de los empleados</text:p>
      <text:p text:style-name="P4">hql = "SELECT d.categoria, d.sueldoBrutoAnual FROM DatosProfEmpleado d";</text:p>
      <text:p text:style-name="P4">List&lt;Object[]&gt; categoriasSueldos = em.createQuery(hql, Object[].class).getResultList();</text:p>
      <text:p text:style-name="P4"/>
      <text:p text:style-name="P4">System.out.println("----------- Categorías y sueldos brutos anuales -----------");</text:p>
      <text:p text:style-name="P4">for(Object[] row : categoriasSueldos) {</text:p>
      <text:p text:style-name="P4"><text:tab/>String categoria = (String) row[0];</text:p>
      <text:p text:style-name="P4"><text:s text:c="12"/>float sueldoBruto = (Float) row[1];</text:p>
      <text:p text:style-name="P4"><text:s text:c="12"/>System.out.println("Categoría: " + categoria + " | Sueldo bruto anual: " + <text:tab/>sueldoBruto);</text:p>
      <text:p text:style-name="P4"><text:s text:c="12"/>}</text:p>
      <text:p text:style-name="P4"/>
      <text:p text:style-name="P2"><text:soft-page-break/><text:s text:c="12"/>// ------------------------------ BLOQUE III ------------------------------------</text:p>
      <text:p text:style-name="P2"/>
      <text:p text:style-name="P2">// 12.1 Lista de empleados junto a su departamento</text:p>
      <text:p text:style-name="P4">hql = "SELECT e, d FROM Empleado e LEFT JOIN e.departamento d";</text:p>
      <text:p text:style-name="P4">List&lt;Object[]&gt; empleadosDepartamentos = em.createQuery(hql, Object[].class).getResultList();</text:p>
      <text:p text:style-name="P4"/>
      <text:p text:style-name="P4">System.out.println("----------- Empleados y departamentos -----------");</text:p>
      <text:p text:style-name="P4">for(Object[] row : empleadosDepartamentos) {</text:p>
      <text:p text:style-name="P4"><text:s text:c="10"/>Empleado emp = <text:s/>(Empleado) row[0];</text:p>
      <text:p text:style-name="P4"><text:s text:c="10"/>Departamento dpto = (Departamento) row[1];</text:p>
      <text:p text:style-name="P4"/>
      <text:p text:style-name="P4"><text:s text:c="12"/>String nombreEmpleado = emp.getNombre();</text:p>
      <text:p text:style-name="P4"><text:s text:c="12"/>String nombreDepartamento = (dpto !=null) ? dpto.getNombre() : "SIN DEPARTAMENTO";</text:p>
      <text:p text:style-name="P4"/>
      <text:p text:style-name="P4"><text:s text:c="16"/>System.out.println("Empleado: " + nombreEmpleado + " | Departamento: " + nombreDepartamento);</text:p>
      <text:p text:style-name="P4"><text:s text:c="12"/>}</text:p>
      <text:p text:style-name="P2"/>
      <text:p text:style-name="P2">// 13.1 Obtener empleados con un salario mayor al promedio</text:p>
      <text:p text:style-name="P4">hql = "SELECT e FROM Empleado e LEFT JOIN e.datosProf dp WHERE dp.sueldoBrutoAnual &gt; (SELECT AVG(dp2.sueldoBrutoAnual) FROM DatosProfEmpleado dp2)";</text:p>
      <text:p text:style-name="P4"/>
      <text:p text:style-name="P4">List&lt;Empleado&gt; empleadosMasSueldo = em.createQuery(hql, Empleado.class).getResultList();</text:p>
      <text:p text:style-name="P4"/>
      <text:p text:style-name="P4">System.out.println("----- Empleados con salarios superiores al promedio -----");</text:p>
      <text:p text:style-name="P4">for (Empleado emp : empleadosMasSueldo) {</text:p>
      <text:p text:style-name="P4"><text:tab/>System.out.println(emp.getNombre() + "| Sueldo: " + <text:tab/>emp.getDatosProf().getSueldoBrutoAnual());</text:p>
      <text:p text:style-name="P4"><text:s text:c="12"/>}</text:p>
      <text:p text:style-name="P2"/>
      <text:p text:style-name="P2"/>
      <text:p text:style-name="P2">// 14.1 Obtener empleados con un salario mayor al ingresado</text:p>
      <text:p text:style-name="P4">float salario = 20000;</text:p>
      <text:p text:style-name="P4"/>
      <text:p text:style-name="P4">hql = "SELECT e FROM Empleado e LEFT JOIN e.datosProf dp WHERE dp.sueldoBrutoAnual &gt; :sueldo";</text:p>
      <text:p text:style-name="P4">List&lt;Empleado&gt; empleadoMasSueldoIngresado = em.createQuery(hql, Empleado.class).setParameter("sueldo", salario).getResultList();</text:p>
      <text:p text:style-name="P4"/>
      <text:p text:style-name="P4">System.out.println("----- Empleados con salarios superiores a " + salario + "-----");</text:p>
      <text:p text:style-name="P4">for(Empleado emp : empleadoMasSueldoIngresado) {</text:p>
      <text:p text:style-name="P4"><text:tab/>System.out.println("DNI: " + emp.getDni() + " | Nombre: " + emp.getNombre() + " | <text:tab/>Sueldo: " + emp.getDatosProf().getSueldoBrutoAnual());</text:p>
      <text:p text:style-name="P4"><text:s text:c="12"/>}</text:p>
      <text:p text:style-name="P2"/>
      <text:p text:style-name="P2"><text:soft-page-break/>// 15.1 Aumentar salario un 10% a empleados de un determinado departamento</text:p>
      <text:p text:style-name="P4">hql = "UPDATE DatosProfEmpleado dp " +</text:p>
      <text:p text:style-name="P4">"SET dp.sueldoBrutoAnual = dp.sueldoBrutoAnual * 1.1 " +</text:p>
      <text:p text:style-name="P4">"WHERE dp.empleado.departamento.nombre = :nombreDepto";</text:p>
      <text:p text:style-name="P4"/>
      <text:p text:style-name="P4">int actualizados = em.createQuery(hql)</text:p>
      <text:p text:style-name="P4"><text:s/>.setParameter("nombreDepto", "Recursos Humanos")</text:p>
      <text:p text:style-name="P4">.executeUpdate();</text:p>
      <text:p text:style-name="P4"/>
      <text:p text:style-name="P4">System.out.println("----- Empleados actualizados: " + actualizados + "-----");</text:p>
      <text:p text:style-name="P2"/>
      <text:p text:style-name="P2"><text:s/>// 16.1 Eliminar empleados cuyo salario sea menor que 20000€</text:p>
      <text:p text:style-name="P4">hql = "DELETE FROM DatosProfEmpleado dp WHERE dp.sueldoBrutoAnual &lt; :sueldo";</text:p>
      <text:p text:style-name="P4"/>
      <text:p text:style-name="P4">actualizados = em.createQuery(hql).setParameter("sueldo", 22000).executeUpdate();</text:p>
      <text:p text:style-name="P4"/>
      <text:p text:style-name="P4">System.out.println("----- Empleados eliminados: " + actualizados + "-----");</text:p>
      <text:p text:style-name="P2"/>
      <text:p text:style-name="P2">// 16.2 Eliminar proyectos cuya fecha sea inferior a una dada</text:p>
      <text:p text:style-name="P4">hql = "DELETE FROM ProyectoSede p WHERE p.fFin &lt; :fecha";</text:p>
      <text:p text:style-name="P4">actualizados = em.createQuery(hql).setParameter("fecha", java.sql.Date.valueOf("2024-01-01")).executeUpdate();</text:p>
      <text:p text:style-name="P4"/>
      <text:p text:style-name="P4">System.out.println("----- Proyectos eliminados: " + actualizados + "-----"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7:59:20.596000000</meta:creation-date>
    <dc:date>2025-02-17T18:13:38.054000000</dc:date>
    <meta:editing-duration>PT3M1S</meta:editing-duration>
    <meta:editing-cycles>1</meta:editing-cycles>
    <meta:document-statistic meta:table-count="0" meta:image-count="0" meta:object-count="0" meta:page-count="7" meta:paragraph-count="199" meta:word-count="1329" meta:character-count="12628" meta:non-whitespace-character-count="11249"/>
    <meta:generator>LibreOffice/24.2.3.2$Windows_X86_64 LibreOffice_project/433d9c2ded56988e8a90e6b2e771ee4e6a5ab2ba</meta:generator>
  </office:meta>
</office:document-meta>
</file>